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avid CLM" svg:font-family="'David CL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396in"/>
    </style:style>
    <style:style style:name="Table1.B" style:family="table-column">
      <style:table-column-properties style:column-width="5.3535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" style:family="table">
      <style:table-properties style:width="2.7951in" table:align="left"/>
    </style:style>
    <style:style style:name="Table2.A" style:family="table-column">
      <style:table-column-properties style:column-width="0.8465in"/>
    </style:style>
    <style:style style:name="Table2.B" style:family="table-column">
      <style:table-column-properties style:column-width="1.9486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" style:family="table">
      <style:table-properties style:width="2.8611in" table:align="left"/>
    </style:style>
    <style:style style:name="Table3.A" style:family="table-column">
      <style:table-column-properties style:column-width="0.8465in"/>
    </style:style>
    <style:style style:name="Table3.B" style:family="table-column">
      <style:table-column-properties style:column-width="2.0146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" style:family="table">
      <style:table-properties style:width="4.2236in" table:align="left"/>
    </style:style>
    <style:style style:name="Table4.A" style:family="table-column">
      <style:table-column-properties style:column-width="1.2639in"/>
    </style:style>
    <style:style style:name="Table4.B" style:family="table-column">
      <style:table-column-properties style:column-width="2.9597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" style:family="table">
      <style:table-properties style:width="3.1979in" table:align="left"/>
    </style:style>
    <style:style style:name="Table5.A" style:family="table-column">
      <style:table-column-properties style:column-width="0.8465in"/>
    </style:style>
    <style:style style:name="Table5.B" style:family="table-column">
      <style:table-column-properties style:column-width="2.3514in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6" style:family="table">
      <style:table-properties style:width="3.1049in" table:align="left"/>
    </style:style>
    <style:style style:name="Table6.A" style:family="table-column">
      <style:table-column-properties style:column-width="0.8465in"/>
    </style:style>
    <style:style style:name="Table6.B" style:family="table-column">
      <style:table-column-properties style:column-width="2.2583in"/>
    </style:style>
    <style:style style:name="Table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7" style:family="table">
      <style:table-properties style:width="3.6083in" table:align="left"/>
    </style:style>
    <style:style style:name="Table7.A" style:family="table-column">
      <style:table-column-properties style:column-width="0.8465in"/>
    </style:style>
    <style:style style:name="Table7.B" style:family="table-column">
      <style:table-column-properties style:column-width="2.7618in"/>
    </style:style>
    <style:style style:name="Table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8" style:family="table">
      <style:table-properties style:width="4.0028in" table:align="left"/>
    </style:style>
    <style:style style:name="Table8.A" style:family="table-column">
      <style:table-column-properties style:column-width="0.8465in"/>
    </style:style>
    <style:style style:name="Table8.B" style:family="table-column">
      <style:table-column-properties style:column-width="3.1563in"/>
    </style:style>
    <style:style style:name="Table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9" style:family="table">
      <style:table-properties style:width="2.9521in" table:align="left"/>
    </style:style>
    <style:style style:name="Table9.A" style:family="table-column">
      <style:table-column-properties style:column-width="0.8465in"/>
    </style:style>
    <style:style style:name="Table9.B" style:family="table-column">
      <style:table-column-properties style:column-width="2.1056in"/>
    </style:style>
    <style:style style:name="Table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1.0382in"/>
    </style:style>
    <style:style style:name="Table10.B" style:family="table-column">
      <style:table-column-properties style:column-width="1.4528in"/>
    </style:style>
    <style:style style:name="Table10.C" style:family="table-column">
      <style:table-column-properties style:column-width="0.8563in"/>
    </style:style>
    <style:style style:name="Table10.D" style:family="table-column">
      <style:table-column-properties style:column-width="0.8924in"/>
    </style:style>
    <style:style style:name="Table10.E" style:family="table-column">
      <style:table-column-properties style:column-width="0.6438in"/>
    </style:style>
    <style:style style:name="Table10.F" style:family="table-column">
      <style:table-column-properties style:column-width="1.8097in"/>
    </style:style>
    <style:style style:name="Table1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1" style:family="table">
      <style:table-properties style:width="5.4674in" table:align="left"/>
    </style:style>
    <style:style style:name="Table11.A" style:family="table-column">
      <style:table-column-properties style:column-width="1.0451in"/>
    </style:style>
    <style:style style:name="Table11.B" style:family="table-column">
      <style:table-column-properties style:column-width="1.975in"/>
    </style:style>
    <style:style style:name="Table11.C" style:family="table-column">
      <style:table-column-properties style:column-width="2.4472in"/>
    </style:style>
    <style:style style:name="Table1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2" style:family="table">
      <style:table-properties style:width="5.4139in" table:align="left"/>
    </style:style>
    <style:style style:name="Table12.A" style:family="table-column">
      <style:table-column-properties style:column-width="2.7694in"/>
    </style:style>
    <style:style style:name="Table12.B" style:family="table-column">
      <style:table-column-properties style:column-width="2.6444in"/>
    </style:style>
    <style:style style:name="Table1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P1" style:family="paragraph" style:parent-style-name="Heading_20_1">
      <style:paragraph-properties fo:margin-left="0in" fo:margin-right="0in" fo:margin-top="0.3335in" fo:margin-bottom="0.1665in" style:contextual-spacing="false" style:line-height-at-least="0.3543in" fo:text-align="left" style:justify-single-word="false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2" style:family="paragraph" style:parent-style-name="Heading_20_2">
      <style:paragraph-properties fo:margin-left="0in" fo:margin-right="0in" fo:margin-top="0.3335in" fo:margin-bottom="0.1665in" style:contextual-spacing="false" style:line-height-at-least="0.3335in" fo:text-align="left" style:justify-single-word="false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3" style:family="paragraph" style:parent-style-name="Table_20_Heading">
      <style:paragraph-properties fo:margin-left="0in" fo:margin-right="0in" style:line-height-at-least="0.2602in" fo:text-align="left" style:justify-single-word="false" fo:text-indent="0in" style:auto-text-indent="false"/>
      <style:text-properties fo:font-variant="normal" fo:text-transform="none" style:font-name="David CLM" fo:font-size="10pt" fo:font-style="normal" fo:font-weight="bold" style:font-size-asian="10pt" style:font-size-complex="10pt"/>
    </style:style>
    <style:style style:name="P4" style:family="paragraph" style:parent-style-name="Table_20_Contents">
      <style:paragraph-properties fo:margin-left="0in" fo:margin-right="0in" style:line-height-at-least="0.2602in" fo:text-align="left" style:justify-single-word="false" fo:text-indent="0in" style:auto-text-indent="false"/>
    </style:style>
    <style:style style:name="P5" style:family="paragraph" style:parent-style-name="Table_20_Contents">
      <style:paragraph-properties fo:margin-left="0in" fo:margin-right="0in" style:line-height-at-least="0.2602in" fo:text-align="left" style:justify-single-word="false" fo:text-indent="0in" style:auto-text-indent="false"/>
      <style:text-properties fo:font-variant="normal" fo:text-transform="none" style:font-name="David CLM" fo:font-size="10pt" fo:font-style="normal" fo:font-weight="normal" style:font-size-asian="10pt" style:font-size-complex="10pt"/>
    </style:style>
    <style:style style:name="P6" style:family="paragraph" style:parent-style-name="Table_20_Contents">
      <style:paragraph-properties style:line-height-at-least="0.2602in" fo:text-align="left" style:justify-single-word="false"/>
      <style:text-properties fo:font-variant="normal" fo:text-transform="none" style:font-name="David CLM" fo:font-size="10pt" fo:font-style="normal" fo:font-weight="normal" style:font-size-asian="10pt" style:font-size-complex="10pt"/>
    </style:style>
    <style:style style:name="P7" style:family="paragraph" style:parent-style-name="Text_20_body">
      <style:paragraph-properties fo:margin-left="0in" fo:margin-right="0in" fo:margin-top="0.1665in" fo:margin-bottom="0.1665in" style:contextual-spacing="false" fo:text-align="left" style:justify-single-word="false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align="left" style:justify-single-word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9" style:family="paragraph" style:parent-style-name="Horizontal_20_Line">
      <style:paragraph-properties fo:text-align="left" style:justify-single-word="false"/>
      <style:text-properties style:font-name="David CLM" fo:font-size="10pt" style:font-size-asian="10pt" style:font-size-complex="10pt"/>
    </style:style>
    <style:style style:name="P10" style:family="paragraph" style:parent-style-name="Heading_20_3">
      <style:paragraph-properties fo:margin-left="0in" fo:margin-right="0in" fo:margin-top="0.1665in" fo:margin-bottom="0.1665in" style:contextual-spacing="false" fo:text-align="left" style:justify-single-word="false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11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  <style:text-properties fo:color="#0f1115" loext:opacity="100%" style:font-name="David CLM" fo:font-size="10pt" style:font-size-asian="10pt" style:font-size-complex="10pt"/>
    </style:style>
    <style:style style:name="P12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16" style:family="paragraph" style:parent-style-name="Standard">
      <style:paragraph-properties fo:text-align="left" style:justify-single-word="false"/>
      <style:text-properties style:font-name="David CLM" fo:font-size="10pt" style:font-size-asian="10pt" style:font-size-complex="10pt"/>
    </style:style>
    <style:style style:name="P17" style:family="paragraph" style:parent-style-name="Heading_20_1">
      <style:paragraph-properties fo:text-align="left" style:justify-single-word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18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19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20" style:family="paragraph" style:parent-style-name="Text_20_body">
      <style:paragraph-properties fo:margin-left="0.0835in" fo:margin-right="0in" fo:margin-top="0.1665in" fo:margin-bottom="0.1965in" style:contextual-spacing="false" style:line-height-at-least="0.1874in" fo:text-indent="0in" style:auto-text-indent="false"/>
      <style:text-properties fo:color="#0f1115" loext:opacity="100%" style:font-name="David CLM" fo:font-size="10pt" fo:background-color="#ffffff" style:font-size-asian="10pt" style:font-size-complex="10pt" loext:padding="0in" loext:border="none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e45649" loext:opacity="100%" style:font-name="David CLM" fo:font-size="10pt" fo:font-style="normal" fo:font-weight="normal" style:font-size-asian="10pt" style:font-size-complex="10pt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color="#0f1115" loext:opacity="100%" style:font-name="David CLM" fo:font-size="10pt" style:font-size-asian="10pt" style:font-size-complex="10pt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0f1115" loext:opacity="100%" style:font-name="David CLM" fo:font-size="10pt" fo:font-style="normal" fo:font-weight="normal" style:font-size-asian="10pt" style:font-size-complex="10pt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a0a1a7" loext:opacity="100%" style:font-name="David CLM" fo:font-size="10pt" fo:font-style="italic" fo:font-weight="normal" style:font-size-asian="10pt" style:font-size-complex="10pt"/>
    </style:style>
    <style:style style:name="P25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f1115" loext:opacity="100%" style:font-name="David CLM" fo:font-size="10pt" style:font-size-asian="10pt" style:font-size-complex="10pt"/>
    </style:style>
    <style:style style:name="P26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bold" officeooo:paragraph-rsid="001951fd" style:font-size-asian="10pt" style:font-size-complex="10pt"/>
    </style:style>
    <style:style style:name="P27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David CLM" fo:font-size="10pt" fo:letter-spacing="normal" fo:font-style="normal" fo:font-weight="normal" officeooo:paragraph-rsid="001951fd" style:font-size-asian="10pt" style:font-size-complex="10pt"/>
    </style:style>
    <style:style style:name="P28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2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31" style:family="paragraph" style:parent-style-name="Heading_20_2">
      <style:paragraph-properties fo:text-align="left" style:justify-single-word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32" style:family="paragraph" style:parent-style-name="Table_20_Contents">
      <style:paragraph-properties fo:margin-left="0in" fo:margin-right="0in" style:line-height-at-least="0.2291in" fo:text-align="left" style:justify-single-word="false" fo:text-indent="0in" style:auto-text-indent="false"/>
    </style:style>
    <style:style style:name="P33" style:family="paragraph" style:parent-style-name="Heading_20_3">
      <style:paragraph-properties fo:text-align="left" style:justify-single-word="false"/>
      <style:text-properties fo:font-variant="normal" fo:text-transform="none" fo:color="#0f1115" loext:opacity="100%" style:font-name="David CLM" fo:font-size="10pt" fo:letter-spacing="normal" fo:font-style="normal" fo:font-weight="bold" style:font-size-asian="10pt" style:font-size-complex="10pt"/>
    </style:style>
    <style:style style:name="P3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David CLM" fo:font-size="10pt" style:font-size-asian="10pt" style:font-size-complex="10pt"/>
    </style:style>
    <style:style style:name="P35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36" style:family="paragraph" style:parent-style-name="Text_20_body">
      <style:paragraph-properties fo:text-align="left" style:justify-single-word="false"/>
      <style:text-properties style:font-name="David CLM" fo:font-size="10pt" style:font-size-asian="10pt" style:font-size-complex="10pt"/>
    </style:style>
    <style:style style:name="P37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3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39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David CLM" fo:font-size="10pt" style:font-size-asian="10pt" style:font-size-complex="10pt"/>
    </style:style>
    <style:style style:name="P40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42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43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44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David CLM" fo:font-size="10pt" style:font-size-asian="10pt" style:font-size-complex="10pt"/>
    </style:style>
    <style:style style:name="P45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47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48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David CLM" fo:font-size="10pt" style:font-size-asian="10pt" style:font-size-complex="10pt"/>
    </style:style>
    <style:style style:name="P49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David CLM" fo:font-size="10pt" style:font-size-asian="10pt" style:font-size-complex="10pt"/>
    </style:style>
    <style:style style:name="P50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David CLM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22">
      <style:paragraph-properties fo:margin-left="0in" fo:margin-right="0in" fo:margin-top="0in" fo:margin-bottom="0in" style:contextual-spacing="false" fo:text-align="left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T1" style:family="text">
      <style:text-properties fo:font-variant="normal" fo:text-transform="none" style:font-name="David CLM" fo:font-size="10pt" fo:font-style="normal" fo:font-weight="bold" style:font-size-asian="10pt" style:font-size-complex="10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David CLM" fo:letter-spacing="normal" fo:font-style="normal" fo:font-weight="normal" fo:background-color="#ebeef2" loext:char-shading-value="0" loext:padding="0in" loext:border="none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color="#a626a4" loext:opacity="100%"/>
    </style:style>
    <style:style style:name="T6" style:family="text">
      <style:text-properties fo:color="#50a14f" loext:opacity="100%"/>
    </style:style>
    <style:style style:name="T7" style:family="text">
      <style:text-properties fo:color="#b76b01" loext:opacity="100%"/>
    </style:style>
    <style:style style:name="T8" style:family="text">
      <style:text-properties fo:color="#383a42" loext:opacity="100%"/>
    </style:style>
    <style:style style:name="T9" style:family="text">
      <style:text-properties fo:color="#4078f2" loext:opacity="100%"/>
    </style:style>
    <style:style style:name="T10" style:family="text">
      <style:text-properties fo:font-variant="normal" fo:text-transform="none" style:font-name="David CLM" fo:font-size="10pt" fo:font-style="normal" fo:font-weight="normal" fo:background-color="#ebeef2" loext:char-shading-value="0" style:font-size-asian="10pt" style:font-size-complex="10pt" loext:padding="0in" loext:border="none"/>
    </style:style>
    <style:style style:name="T11" style:family="text">
      <style:text-properties fo:font-variant="normal" fo:text-transform="none" fo:color="#0f1115" loext:opacity="100%" fo:letter-spacing="normal" fo:font-style="normal" fo:font-weight="bold"/>
    </style:style>
    <style:style style:name="T12" style:family="text">
      <style:text-properties fo:font-variant="normal" fo:text-transform="none" fo:color="#0f1115" loext:opacity="100%" fo:letter-spacing="normal" fo:font-style="normal" fo:font-weight="normal"/>
    </style:style>
    <style:style style:name="T13" style:family="text">
      <style:text-properties fo:font-variant="normal" fo:text-transform="none" fo:color="#0f1115" loext:opacity="100%" style:font-name="David CLM" fo:letter-spacing="normal" fo:font-style="normal" fo:font-weight="bold"/>
    </style:style>
    <style:style style:name="T14" style:family="text">
      <style:text-properties fo:font-variant="normal" fo:text-transform="none" fo:color="#0f1115" loext:opacity="100%" style:font-name="David CLM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duction to Synchronization {#introduction}</text:h>
      <text:h text:style-name="P2" text:outline-level="2">Core Concep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Concept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4"><text:span text:style-name="Strong_20_Emphasis"><text:span text:style-name="T1">Critical Section</text:span></text:span></text:p>
          </table:table-cell>
          <table:table-cell table:style-name="Table1.A2" office:value-type="string">
            <text:p text:style-name="P5">Code segment that accesses shared data and needs protection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1">Race Condition</text:span></text:span></text:p>
          </table:table-cell>
          <table:table-cell table:style-name="Table1.A2" office:value-type="string">
            <text:p text:style-name="P5">When multiple execution units enter critical section simultaneously, causing data corruption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1">Atomicity</text:span></text:span></text:p>
          </table:table-cell>
          <table:table-cell table:style-name="Table1.A2" office:value-type="string">
            <text:p text:style-name="P5">Operations that execute completely or not at all, cannot be interrupted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1">Synchronization</text:span></text:span></text:p>
          </table:table-cell>
          <table:table-cell table:style-name="Table1.A2" office:value-type="string">
            <text:p text:style-name="P6">Coordinating multiple threads/processes to execute in a controlled manner</text:p>
          </table:table-cell>
        </table:table-row>
      </table:table>
      <text:h text:style-name="P2" text:outline-level="2">Golden Rule</text:h>
      <text:p text:style-name="P7">Choose the mechanism that maximizes system concurrency while ensuring correctness. Your choice depends on:</text:p>
      <text:list text:style-name="L1">
        <text:list-item>
          <text:p text:style-name="P8">Critical section length</text:p>
        </text:list-item>
        <text:list-item>
          <text:p text:style-name="P8">Sleep capability</text:p>
        </text:list-item>
        <text:list-item>
          <text:p text:style-name="P8">Read/write ratio</text:p>
        </text:list-item>
        <text:list-item>
          <text:p text:style-name="P8">Real-time requirements</text:p>
        </text:list-item>
        <text:list-item>
          <text:p text:style-name="P8">Execution context (interrupt vs process)</text:p>
        </text:list-item>
      </text:list>
      <text:p text:style-name="P9"/>
      <text:h text:style-name="P1" text:outline-level="1">2. Atomic Operations {#atomic-operations}</text:h>
      <text:p text:style-name="P7">The lowest-level synchronization mechanism, backed by hardware instructions.</text:p>
      <text:h text:style-name="P10" text:outline-level="3">How It Works</text:h>
      <text:p text:style-name="P11"><text:span text:style-name="T2">Uses special CPU instructions (like x86's </text:span><text:span text:style-name="Source_20_Text"><text:span text:style-name="T3">xchg</text:span></text:span><text:span text:style-name="T2">, ARM's </text:span><text:span text:style-name="Source_20_Text"><text:span text:style-name="T3">ldrex/strex</text:span></text:span><text:span text:style-name="T2">) to perform read-modify-write in a single instruction, preventing interruptions.</text:span></text:p>
      <text:h text:style-name="P12" text:outline-level="3">Data Types</text:h>
      <text:list text:style-name="L2">
        <text:list-item>
          <text:p text:style-name="P13"><text:span text:style-name="Strong_20_Emphasis"><text:span text:style-name="T4">Kernel</text:span></text:span><text:span text:style-name="T2">: </text:span><text:span text:style-name="Source_20_Text"><text:span text:style-name="T3">atomic_t</text:span></text:span><text:span text:style-name="T2">, </text:span><text:span text:style-name="Source_20_Text"><text:span text:style-name="T3">atomic64_t</text:span></text:span></text:p>
        </text:list-item>
        <text:list-item>
          <text:p text:style-name="P13"><text:span text:style-name="Strong_20_Emphasis"><text:span text:style-name="T4">User Space</text:span></text:span><text:span text:style-name="T2">: C++11 </text:span><text:span text:style-name="Source_20_Text"><text:span text:style-name="T3">std::atomic</text:span></text:span><text:span text:style-name="T2">, Java </text:span><text:span text:style-name="Source_20_Text"><text:span text:style-name="T3">java.util.concurrent.atomic</text:span></text:span></text:p>
        </text:list-item>
      </text:list>
      <text:h text:style-name="P12" text:outline-level="3"><text:soft-page-break/>Key Characteristics</text:h>
      <text:list text:style-name="L3">
        <text:list-item>
          <text:p text:style-name="P14"><text:span text:style-name="Strong_20_Emphasis"><text:span text:style-name="T4">Lock-free</text:span></text:span><text:span text:style-name="T2">: No waiting, lowest overhead</text:span></text:p>
        </text:list-item>
        <text:list-item>
          <text:p text:style-name="P14"><text:span text:style-name="Strong_20_Emphasis"><text:span text:style-name="T4">Limited Scope</text:span></text:span><text:span text:style-name="T2">: Can only protect simple operations on single variables</text:span></text:p>
        </text:list-item>
        <text:list-item>
          <text:p text:style-name="P14"><text:span text:style-name="Strong_20_Emphasis"><text:span text:style-name="T4">Hardware-guaranteed</text:span></text:span><text:span text:style-name="T2">: Uses CPU-level atomic instructions</text:span></text:p>
        </text:list-item>
      </text:list>
      <text:h text:style-name="P12" text:outline-level="3">When to Use</text:h>
      <text:list text:style-name="L4">
        <text:list-item>
          <text:p text:style-name="P15">Reference counting</text:p>
        </text:list-item>
        <text:list-item>
          <text:p text:style-name="P15">Statistical counters</text:p>
        </text:list-item>
        <text:list-item>
          <text:p text:style-name="P15">Sequence number generation</text:p>
        </text:list-item>
        <text:list-item>
          <text:p text:style-name="P15">Simple flags and status indicators</text:p>
        </text:list-item>
      </text:list>
      <text:p text:style-name="P7"/>
      <text:h text:style-name="P2" text:outline-level="2">Characteristic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Attribute</text:p>
            </table:table-cell>
            <table:table-cell table:style-name="Table2.A1" office:value-type="string">
              <text:p text:style-name="P3">Value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Strong_20_Emphasis"><text:span text:style-name="T1">Behavior</text:span></text:span></text:p>
          </table:table-cell>
          <table:table-cell table:style-name="Table2.A2" office:value-type="string">
            <text:p text:style-name="P5">Lock-free, hardware-level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1">Overhead</text:span></text:span></text:p>
          </table:table-cell>
          <table:table-cell table:style-name="Table2.A2" office:value-type="string">
            <text:p text:style-name="P5">Lowest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1">Context</text:span></text:span></text:p>
          </table:table-cell>
          <table:table-cell table:style-name="Table2.A2" office:value-type="string">
            <text:p text:style-name="P5">Any (including interrupt)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1">Sleep</text:span></text:span></text:p>
          </table:table-cell>
          <table:table-cell table:style-name="Table2.A2" office:value-type="string">
            <text:p text:style-name="P5">N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1">Best For</text:span></text:span></text:p>
          </table:table-cell>
          <table:table-cell table:style-name="Table2.A2" office:value-type="string">
            <text:p text:style-name="P6">Single counters, flags</text:p>
          </table:table-cell>
        </table:table-row>
      </table:table>
      <text:p text:style-name="P16"/>
      <text:p text:style-name="P16"/>
      <text:h text:style-name="P17" text:outline-level="1">3. Spinlocks {#spinlocks}</text:h>
      <text:p text:style-name="P7">Busy-waiting mechanism where waiting threads continuously poll for lock availability.</text:p>
      <text:h text:style-name="P10" text:outline-level="3">How It Works</text:h>
      <text:p text:style-name="P18">Based on atomic operations. Only one holder exists; subsequent requestors spin in a tight loop checking if lock is available.</text:p>
      <text:h text:style-name="P12" text:outline-level="3">Key Variants</text:h>
      <text:h text:style-name="P19" text:outline-level="4">Regular Spinlock</text:h>
      <text:p text:style-name="P20"/>
      <text:p text:style-name="P21"><text:soft-page-break/>#<text:span text:style-name="T5">include</text:span> <text:span text:style-name="T6">&lt;linux/spinlock.h&gt;</text:span></text:p>
      <text:p text:style-name="P22"/>
      <text:p text:style-name="P23"><text:span text:style-name="T7">spinlock_t</text:span> my_lock<text:span text:style-name="T8">;</text:span></text:p>
      <text:p text:style-name="P23"><text:span text:style-name="T9">spin_lock_init</text:span><text:span text:style-name="T8">(</text:span><text:span text:style-name="T9">&amp;</text:span>my_lock<text:span text:style-name="T8">);</text:span></text:p>
      <text:p text:style-name="P22"/>
      <text:p text:style-name="P23"><text:span text:style-name="T9">spin_lock</text:span><text:span text:style-name="T8">(</text:span><text:span text:style-name="T9">&amp;</text:span>my_lock<text:span text:style-name="T8">);</text:span></text:p>
      <text:p text:style-name="P24">// Critical section - MUST be short</text:p>
      <text:p text:style-name="P23">my_shared_data<text:span text:style-name="T9">++</text:span><text:span text:style-name="T8">;</text:span></text:p>
      <text:p text:style-name="P23"><text:span text:style-name="T9">spin_unlock</text:span><text:span text:style-name="T8">(</text:span><text:span text:style-name="T9">&amp;</text:span>my_lock<text:span text:style-name="T8">);</text:span></text:p>
      <text:h text:style-name="P19" text:outline-level="4">Spinlock with IRQ Protection</text:h>
      <text:p text:style-name="P25"><text:span text:style-name="T2">Critical when shared data is accessed by both process context and interrupt handlers.</text:span></text:p>
      <text:p text:style-name="P23"><text:span text:style-name="T7">spinlock_t</text:span> my_lock<text:span text:style-name="T8">;</text:span></text:p>
      <text:p text:style-name="P23"><text:span text:style-name="T5">unsigned</text:span> <text:span text:style-name="T5">long</text:span> flags<text:span text:style-name="T8">;</text:span></text:p>
      <text:p text:style-name="P22"/>
      <text:p text:style-name="P23"><text:span text:style-name="T9">spin_lock_init</text:span><text:span text:style-name="T8">(</text:span><text:span text:style-name="T9">&amp;</text:span>my_lock<text:span text:style-name="T8">);</text:span></text:p>
      <text:p text:style-name="P22"/>
      <text:p text:style-name="P24">// Disables interrupts on local CPU while holding lock</text:p>
      <text:p text:style-name="P23"><text:span text:style-name="T9">spin_lock_irqsave</text:span><text:span text:style-name="T8">(</text:span><text:span text:style-name="T9">&amp;</text:span>my_lock<text:span text:style-name="T8">,</text:span> flags<text:span text:style-name="T8">);</text:span></text:p>
      <text:p text:style-name="P24">// Critical section - accessed by both process and interrupt context</text:p>
      <text:p text:style-name="P23"><text:span text:style-name="T9">modify_shared_data</text:span><text:span text:style-name="T8">();</text:span></text:p>
      <text:p text:style-name="P23"><text:span text:style-name="T9">spin_unlock_irqrestore</text:span><text:span text:style-name="T8">(</text:span><text:span text:style-name="T9">&amp;</text:span>my_lock<text:span text:style-name="T8">,</text:span> flags<text:span text:style-name="T8">);</text:span></text:p>
      <text:h text:style-name="P26" text:outline-level="4">Bottom-Half Spinlock</text:h>
      <text:h text:style-name="P27" text:outline-level="4">For protection against softirqs/tasklets only.</text:h>
      <text:p text:style-name="P23"><text:span text:style-name="T7">spinlock_t</text:span> my_lock<text:span text:style-name="T8">;</text:span></text:p>
      <text:p text:style-name="P23"><text:span text:style-name="T9">spin_lock_init</text:span><text:span text:style-name="T8">(</text:span><text:span text:style-name="T9">&amp;</text:span>my_lock<text:span text:style-name="T8">);</text:span></text:p>
      <text:p text:style-name="P22"/>
      <text:p text:style-name="P23"><text:span text:style-name="T9">spin_lock_bh</text:span><text:span text:style-name="T8">(</text:span><text:span text:style-name="T9">&amp;</text:span>my_lock<text:span text:style-name="T8">);</text:span></text:p>
      <text:p text:style-name="P24">// Critical section - safe from softirqs/tasklets</text:p>
      <text:p text:style-name="P23"><text:span text:style-name="T9">spin_unlock_bh</text:span><text:span text:style-name="T8">(</text:span><text:span text:style-name="T9">&amp;</text:span>my_lock<text:span text:style-name="T8">);</text:span></text:p>
      <text:h text:style-name="P12" text:outline-level="3">When to Use Spinlocks</text:h>
      <text:list text:style-name="L5">
        <text:list-item>
          <text:p text:style-name="P28"><text:span text:style-name="Strong_20_Emphasis"><text:span text:style-name="T4">Critical sections are VERY short</text:span></text:span><text:span text:style-name="T2"> (microseconds)</text:span></text:p>
        </text:list-item>
        <text:list-item>
          <text:p text:style-name="P28"><text:span text:style-name="Strong_20_Emphasis"><text:span text:style-name="T4">In interrupt context</text:span></text:span><text:span text:style-name="T2"> (cannot sleep)</text:span></text:p>
        </text:list-item>
        <text:list-item>
          <text:p text:style-name="P28"><text:span text:style-name="Strong_20_Emphasis"><text:span text:style-name="T4">On SMP systems</text:span></text:span><text:span text:style-name="T2"> where spinning is cheaper than sleeping</text:span></text:p>
        </text:list-item>
        <text:list-item>
          <text:p text:style-name="P28"><text:span text:style-name="Strong_20_Emphasis"><text:span text:style-name="T4">When you're certain</text:span></text:span><text:span text:style-name="T2"> the lock holder will release quickly</text:span></text:p>
        </text:list-item>
      </text:list>
      <text:h text:style-name="P12" text:outline-level="3"><text:soft-page-break/>When NOT to Use</text:h>
      <text:list text:style-name="L6">
        <text:list-item>
          <text:p text:style-name="P29">Long critical sections (wastes CPU)</text:p>
        </text:list-item>
        <text:list-item>
          <text:p text:style-name="P29">Code that might sleep (kmalloc with GFP_KERNEL, copy_to_user)</text:p>
        </text:list-item>
        <text:list-item>
          <text:p text:style-name="P30"><text:span text:style-name="T2">Uniprocessor with preemption disabled (then spinlock becomes a no-op)</text:span></text:p>
        </text:list-item>
      </text:list>
      <text:h text:style-name="P2" text:outline-level="2">Characteristic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Attribute</text:p>
            </table:table-cell>
            <table:table-cell table:style-name="Table3.A1" office:value-type="string">
              <text:p text:style-name="P3">Valu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trong_20_Emphasis"><text:span text:style-name="T1">Behavior</text:span></text:span></text:p>
          </table:table-cell>
          <table:table-cell table:style-name="Table3.A2" office:value-type="string">
            <text:p text:style-name="P5">Busy-wait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1">Overhead</text:span></text:span></text:p>
          </table:table-cell>
          <table:table-cell table:style-name="Table3.A2" office:value-type="string">
            <text:p text:style-name="P5">Low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1">Context</text:span></text:span></text:p>
          </table:table-cell>
          <table:table-cell table:style-name="Table3.A2" office:value-type="string">
            <text:p text:style-name="P5">Any (especially interrupt)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1">Sleep</text:span></text:span></text:p>
          </table:table-cell>
          <table:table-cell table:style-name="Table3.A2" office:value-type="string">
            <text:p text:style-name="P5">N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1">Best For</text:span></text:span></text:p>
          </table:table-cell>
          <table:table-cell table:style-name="Table3.A2" office:value-type="string">
            <text:p text:style-name="P6">Very short critical sections</text:p>
          </table:table-cell>
        </table:table-row>
      </table:table>
      <text:p text:style-name="P16"/>
      <text:p text:style-name="P16"/>
      <text:p text:style-name="P16"/>
      <text:h text:style-name="P31" text:outline-level="2">Spinlock Varia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">Variant</text:p>
            </table:table-cell>
            <table:table-cell table:style-name="Table4.A1" office:value-type="string">
              <text:p text:style-name="P3">When to Use</text:p>
            </table:table-cell>
          </table:table-row>
        </table:table-header-rows>
        <table:table-row>
          <table:table-cell table:style-name="Table4.A2" office:value-type="string">
            <text:p text:style-name="P32"><text:span text:style-name="Source_20_Text"><text:span text:style-name="T10">spin_lock()</text:span></text:span></text:p>
          </table:table-cell>
          <table:table-cell table:style-name="Table4.A2" office:value-type="string">
            <text:p text:style-name="P5">Regular process context</text:p>
          </table:table-cell>
        </table:table-row>
        <table:table-row>
          <table:table-cell table:style-name="Table4.A2" office:value-type="string">
            <text:p text:style-name="P32"><text:span text:style-name="Source_20_Text"><text:span text:style-name="T10">spin_lock_irq()</text:span></text:span></text:p>
          </table:table-cell>
          <table:table-cell table:style-name="Table4.A2" office:value-type="string">
            <text:p text:style-name="P5">When you know interrupts are enabled</text:p>
          </table:table-cell>
        </table:table-row>
        <table:table-row>
          <table:table-cell table:style-name="Table4.A2" office:value-type="string">
            <text:p text:style-name="P32"><text:span text:style-name="Source_20_Text"><text:span text:style-name="T10">spin_lock_irqsave()</text:span></text:span></text:p>
          </table:table-cell>
          <table:table-cell table:style-name="Table4.A2" office:value-type="string">
            <text:p text:style-name="P5">When interrupt state unknown (safest)</text:p>
          </table:table-cell>
        </table:table-row>
        <table:table-row>
          <table:table-cell table:style-name="Table4.A2" office:value-type="string">
            <text:p text:style-name="P32"><text:span text:style-name="Source_20_Text"><text:span text:style-name="T10">spin_lock_bh()</text:span></text:span></text:p>
          </table:table-cell>
          <table:table-cell table:style-name="Table4.A2" office:value-type="string">
            <text:p text:style-name="P5">Protection against softirqs/tasklets</text:p>
          </table:table-cell>
        </table:table-row>
        <table:table-row>
          <table:table-cell table:style-name="Table4.A2" office:value-type="string">
            <text:p text:style-name="P32"><text:span text:style-name="Source_20_Text"><text:span text:style-name="T10">spin_trylock()</text:span></text:span></text:p>
          </table:table-cell>
          <table:table-cell table:style-name="Table4.A2" office:value-type="string">
            <text:p text:style-name="P6">Non-blocking attempt</text:p>
          </table:table-cell>
        </table:table-row>
      </table:table>
      <text:p text:style-name="P9"/>
      <text:h text:style-name="P33" text:outline-level="3">When to Use Spinlocks</text:h>
      <text:list text:style-name="L7">
        <text:list-item>
          <text:p text:style-name="P34"><text:span text:style-name="Strong_20_Emphasis"><text:span text:style-name="T11">Critical sections are VERY short</text:span></text:span><text:span text:style-name="T12"> (microseconds)</text:span></text:p>
        </text:list-item>
        <text:list-item>
          <text:p text:style-name="P34"><text:span text:style-name="Strong_20_Emphasis"><text:span text:style-name="T11">In interrupt context</text:span></text:span><text:span text:style-name="T12"> (cannot sleep)</text:span></text:p>
        </text:list-item>
        <text:list-item>
          <text:p text:style-name="P34"><text:span text:style-name="Strong_20_Emphasis"><text:span text:style-name="T11">On SMP systems</text:span></text:span><text:span text:style-name="T12"> where spinning is cheaper than sleeping</text:span></text:p>
        </text:list-item>
        <text:list-item>
          <text:p text:style-name="P34"><text:span text:style-name="Strong_20_Emphasis"><text:span text:style-name="T11">When you're certain</text:span></text:span><text:span text:style-name="T12"> the lock holder will release quickly</text:span></text:p>
        </text:list-item>
      </text:list>
      <text:h text:style-name="P12" text:outline-level="3">When NOT to Use</text:h>
      <text:list text:style-name="L8">
        <text:list-item>
          <text:p text:style-name="P35">Long critical sections (wastes CPU)</text:p>
        </text:list-item>
        <text:list-item>
          <text:p text:style-name="P35">Code that might sleep (kmalloc with GFP_KERNEL, copy_to_user)</text:p>
        </text:list-item>
        <text:list-item>
          <text:p text:style-name="P35">Uniprocessor with preemption disabled (then spinlock becomes a no-op)</text:p>
        </text:list-item>
      </text:list>
      <text:p text:style-name="P36"/>
      <text:h text:style-name="P1" text:outline-level="1"><text:soft-page-break/>4. Read-Write Spinlocks {#read-write-spinlocks}</text:h>
      <text:p text:style-name="P7">Specialized spinlocks allowing multiple concurrent readers but exclusive writers.</text:p>
      <text:h text:style-name="P10" text:outline-level="3">How It Works</text:h>
      <text:list text:style-name="L9">
        <text:list-item>
          <text:p text:style-name="P37"><text:span text:style-name="Strong_20_Emphasis"><text:span text:style-name="T4">Readers</text:span></text:span><text:span text:style-name="T2">: Can acquire lock simultaneously with other readers</text:span></text:p>
        </text:list-item>
        <text:list-item>
          <text:p text:style-name="P37"><text:span text:style-name="Strong_20_Emphasis"><text:span text:style-name="T4">Writers</text:span></text:span><text:span text:style-name="T2">: Must have exclusive access, blocked by any readers or writers</text:span></text:p>
        </text:list-item>
      </text:list>
      <text:h text:style-name="P12" text:outline-level="3">Key Characteristics</text:h>
      <text:list text:style-name="L10">
        <text:list-item>
          <text:p text:style-name="P38"><text:span text:style-name="Strong_20_Emphasis"><text:span text:style-name="T4">Higher concurrency</text:span></text:span><text:span text:style-name="T2"> for read-mostly scenarios</text:span></text:p>
        </text:list-item>
        <text:list-item>
          <text:p text:style-name="P38"><text:span text:style-name="Strong_20_Emphasis"><text:span text:style-name="T4">Fairness mechanisms</text:span></text:span><text:span text:style-name="T2"> (queued rwlocks) prevent writer starvation</text:span></text:p>
        </text:list-item>
        <text:list-item>
          <text:p text:style-name="P38"><text:span text:style-name="Strong_20_Emphasis"><text:span text:style-name="T4">Still busy-waiting</text:span></text:span><text:span text:style-name="T2"> like regular spinlocks</text:span></text:p>
        </text:list-item>
      </text:list>
      <text:p text:style-name="P7"/>
      <text:h text:style-name="P2" text:outline-level="2">Characteristic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Attribute</text:p>
            </table:table-cell>
            <table:table-cell table:style-name="Table5.A1" office:value-type="string">
              <text:p text:style-name="P3">Valu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trong_20_Emphasis"><text:span text:style-name="T1">Behavior</text:span></text:span></text:p>
          </table:table-cell>
          <table:table-cell table:style-name="Table5.A2" office:value-type="string">
            <text:p text:style-name="P5">Busy-wait, read-sharing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1">Overhead</text:span></text:span></text:p>
          </table:table-cell>
          <table:table-cell table:style-name="Table5.A2" office:value-type="string">
            <text:p text:style-name="P5">Low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1">Context</text:span></text:span></text:p>
          </table:table-cell>
          <table:table-cell table:style-name="Table5.A2" office:value-type="string">
            <text:p text:style-name="P5">Any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1">Sleep</text:span></text:span></text:p>
          </table:table-cell>
          <table:table-cell table:style-name="Table5.A2" office:value-type="string">
            <text:p text:style-name="P5">N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1">Best For</text:span></text:span></text:p>
          </table:table-cell>
          <table:table-cell table:style-name="Table5.A2" office:value-type="string">
            <text:p text:style-name="P6">Read-moderate, short sections</text:p>
          </table:table-cell>
        </table:table-row>
      </table:table>
      <text:p text:style-name="P16"/>
      <text:h text:style-name="P33" text:outline-level="3">When to Use</text:h>
      <text:list text:style-name="L11">
        <text:list-item>
          <text:p text:style-name="P39"><text:span text:style-name="Strong_20_Emphasis"><text:span text:style-name="T11">Read operations significantly outnumber writes</text:span></text:span></text:p>
        </text:list-item>
        <text:list-item>
          <text:p text:style-name="P39"><text:span text:style-name="Strong_20_Emphasis"><text:span text:style-name="T11">Critical sections are short</text:span></text:span></text:p>
        </text:list-item>
        <text:list-item>
          <text:p text:style-name="P40">Examples: routing table lookups, device status queries, configuration data access</text:p>
        </text:list-item>
      </text:list>
      <text:h text:style-name="P12" text:outline-level="3">When NOT to Use</text:h>
      <text:list text:style-name="L12">
        <text:list-item>
          <text:p text:style-name="P41">Write-heavy workloads (writers block everyone)</text:p>
        </text:list-item>
        <text:list-item>
          <text:p text:style-name="P41">Long critical sections (readers will block writers too long)</text:p>
        </text:list-item>
        <text:list-item>
          <text:p text:style-name="P41">When reader/writer ratio is close to 1:1</text:p>
        </text:list-item>
      </text:list>
      <text:p text:style-name="P16"/>
      <text:p text:style-name="P16"/>
      <text:h text:style-name="P17" text:outline-level="1">5. Mutexes {#mutexes}</text:h>
      <text:p text:style-name="P7">Sleeping locks where waiting threads relinquish CPU.</text:p>
      <text:h text:style-name="P10" text:outline-level="3"><text:soft-page-break/>How It Works</text:h>
      <text:list text:style-name="L13">
        <text:list-item>
          <text:p text:style-name="P42">Thread attempts to acquire lock</text:p>
        </text:list-item>
        <text:list-item>
          <text:p text:style-name="P42">If lock held, thread is put to sleep (added to wait queue)</text:p>
        </text:list-item>
        <text:list-item>
          <text:p text:style-name="P42">Scheduler runs other tasks</text:p>
        </text:list-item>
        <text:list-item>
          <text:p text:style-name="P42">When lock released, sleeping thread is woken up</text:p>
        </text:list-item>
      </text:list>
      <text:h text:style-name="P12" text:outline-level="3">Key Features</text:h>
      <text:list text:style-name="L14">
        <text:list-item>
          <text:p text:style-name="P43"><text:span text:style-name="Strong_20_Emphasis"><text:span text:style-name="T4">Priority Inheritance</text:span></text:span><text:span text:style-name="T2"> implemented to prevent priority inversion</text:span></text:p>
        </text:list-item>
        <text:list-item>
          <text:p text:style-name="P43"><text:span text:style-name="Strong_20_Emphasis"><text:span text:style-name="T4">Owner must release</text:span></text:span><text:span text:style-name="T2"> (unlike semaphores)</text:span></text:p>
        </text:list-item>
        <text:list-item>
          <text:p text:style-name="P43"><text:span text:style-name="Strong_20_Emphasis"><text:span text:style-name="T4">Cannot be used in interrupt context</text:span></text:span><text:span text:style-name="T2"> (might sleep)</text:span></text:p>
        </text:list-item>
        <text:list-item>
          <text:p text:style-name="P43"><text:span text:style-name="Strong_20_Emphasis"><text:span text:style-name="T4">Task restructuring</text:span></text:span><text:span text:style-name="T2"> possible when sleeping</text:span></text:p>
        </text:list-item>
      </text:list>
      <text:p text:style-name="P7"/>
      <text:h text:style-name="P2" text:outline-level="2">Characteristic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">Attribute</text:p>
            </table:table-cell>
            <table:table-cell table:style-name="Table6.A1" office:value-type="string">
              <text:p text:style-name="P3">Value</text:p>
            </table:table-cell>
          </table:table-row>
        </table:table-header-rows>
        <table:table-row>
          <table:table-cell table:style-name="Table6.A2" office:value-type="string">
            <text:p text:style-name="P4"><text:span text:style-name="Strong_20_Emphasis"><text:span text:style-name="T1">Behavior</text:span></text:span></text:p>
          </table:table-cell>
          <table:table-cell table:style-name="Table6.A2" office:value-type="string">
            <text:p text:style-name="P5">Sleep</text:p>
          </table:table-cell>
        </table:table-row>
        <table:table-row>
          <table:table-cell table:style-name="Table6.A2" office:value-type="string">
            <text:p text:style-name="P4"><text:span text:style-name="Strong_20_Emphasis"><text:span text:style-name="T1">Overhead</text:span></text:span></text:p>
          </table:table-cell>
          <table:table-cell table:style-name="Table6.A2" office:value-type="string">
            <text:p text:style-name="P5">High</text:p>
          </table:table-cell>
        </table:table-row>
        <table:table-row>
          <table:table-cell table:style-name="Table6.A2" office:value-type="string">
            <text:p text:style-name="P4"><text:span text:style-name="Strong_20_Emphasis"><text:span text:style-name="T1">Context</text:span></text:span></text:p>
          </table:table-cell>
          <table:table-cell table:style-name="Table6.A2" office:value-type="string">
            <text:p text:style-name="P5">Process only</text:p>
          </table:table-cell>
        </table:table-row>
        <table:table-row>
          <table:table-cell table:style-name="Table6.A2" office:value-type="string">
            <text:p text:style-name="P4"><text:span text:style-name="Strong_20_Emphasis"><text:span text:style-name="T1">Sleep</text:span></text:span></text:p>
          </table:table-cell>
          <table:table-cell table:style-name="Table6.A2" office:value-type="string">
            <text:p text:style-name="P5">Yes</text:p>
          </table:table-cell>
        </table:table-row>
        <table:table-row>
          <table:table-cell table:style-name="Table6.A2" office:value-type="string">
            <text:p text:style-name="P4"><text:span text:style-name="Strong_20_Emphasis"><text:span text:style-name="T1">Best For</text:span></text:span></text:p>
          </table:table-cell>
          <table:table-cell table:style-name="Table6.A2" office:value-type="string">
            <text:p text:style-name="P6">Long sections, I/O operations</text:p>
          </table:table-cell>
        </table:table-row>
      </table:table>
      <text:p text:style-name="P16"/>
      <text:h text:style-name="P33" text:outline-level="3">When to Use Mutexes</text:h>
      <text:list text:style-name="L15">
        <text:list-item>
          <text:p text:style-name="P44"><text:span text:style-name="Strong_20_Emphasis"><text:span text:style-name="T11">Long critical sections</text:span></text:span><text:span text:style-name="T12"> (milliseconds or more)</text:span></text:p>
        </text:list-item>
        <text:list-item>
          <text:p text:style-name="P44"><text:span text:style-name="Strong_20_Emphasis"><text:span text:style-name="T11">Code that might sleep</text:span></text:span><text:span text:style-name="T12"> (I/O operations, page faults)</text:span></text:p>
        </text:list-item>
        <text:list-item>
          <text:p text:style-name="P44"><text:span text:style-name="Strong_20_Emphasis"><text:span text:style-name="T11">Process context only</text:span></text:span><text:span text:style-name="T12"> (never in interrupts)</text:span></text:p>
        </text:list-item>
        <text:list-item>
          <text:p text:style-name="P44"><text:span text:style-name="Strong_20_Emphasis"><text:span text:style-name="T11">When you need priority inheritance</text:span></text:span><text:span text:style-name="T12"> protection</text:span></text:p>
        </text:list-item>
      </text:list>
      <text:h text:style-name="P12" text:outline-level="3">When NOT to Use</text:h>
      <text:list text:style-name="L16">
        <text:list-item>
          <text:p text:style-name="P45">Interrupt context (will cause "scheduling while atomic" error)</text:p>
        </text:list-item>
        <text:list-item>
          <text:p text:style-name="P45">Very short critical sections (context switch overhead &gt; spinning)</text:p>
        </text:list-item>
        <text:list-item>
          <text:p text:style-name="P45">Code paths where latency is critical</text:p>
        </text:list-item>
      </text:list>
      <text:p text:style-name="P16"/>
      <text:p text:style-name="P16"/>
      <text:h text:style-name="P17" text:outline-level="1">6. Semaphores {#semaphores}</text:h>
      <text:p text:style-name="P7">Counting semaphores for managing limited resources and synchronization.</text:p>
      <text:h text:style-name="P10" text:outline-level="3"><text:soft-page-break/>How It Works</text:h>
      <text:list text:style-name="L17">
        <text:list-item>
          <text:p text:style-name="P46"><text:span text:style-name="Strong_20_Emphasis"><text:span text:style-name="T4">Counter</text:span></text:span><text:span text:style-name="T2"> representing available resources</text:span></text:p>
        </text:list-item>
        <text:list-item>
          <text:p text:style-name="P46"><text:span text:style-name="Strong_20_Emphasis"><text:span text:style-name="T4">down() / P operation</text:span></text:span><text:span text:style-name="T2">: Decrement counter; if zero, sleep</text:span></text:p>
        </text:list-item>
        <text:list-item>
          <text:p text:style-name="P46"><text:span text:style-name="Strong_20_Emphasis"><text:span text:style-name="T4">up() / V operation</text:span></text:span><text:span text:style-name="T2">: Increment counter; wake up waiters if any</text:span></text:p>
        </text:list-item>
      </text:list>
      <text:h text:style-name="P12" text:outline-level="3">Key Differences from Mutexes</text:h>
      <text:list text:style-name="L18">
        <text:list-item>
          <text:p text:style-name="P47"><text:span text:style-name="Strong_20_Emphasis"><text:span text:style-name="T4">Count can be &gt;1</text:span></text:span><text:span text:style-name="T2"> (mutex is binary semaphore)</text:span></text:p>
        </text:list-item>
        <text:list-item>
          <text:p text:style-name="P47"><text:span text:style-name="Strong_20_Emphasis"><text:span text:style-name="T4">No ownership concept</text:span></text:span><text:span text:style-name="T2"> (any thread can up() even if didn't down())</text:span></text:p>
        </text:list-item>
        <text:list-item>
          <text:p text:style-name="P47"><text:span text:style-name="Strong_20_Emphasis"><text:span text:style-name="T4">No priority inheritance</text:span></text:span><text:span text:style-name="T2"> (can cause priority inversion)</text:span></text:p>
        </text:list-item>
      </text:list>
      <text:h text:style-name="P12" text:outline-level="3">Types in Linux</text:h>
      <text:list text:style-name="L19">
        <text:list-item>
          <text:p text:style-name="P48"><text:span text:style-name="Strong_20_Emphasis"><text:span text:style-name="T4">Counting semaphore</text:span></text:span><text:span text:style-name="T2">: Value can be any positive integer</text:span></text:p>
        </text:list-item>
        <text:list-item>
          <text:p text:style-name="P48"><text:span text:style-name="Strong_20_Emphasis"><text:span text:style-name="T4">Binary semaphore</text:span></text:span><text:span text:style-name="T2">: Value 0 or 1 (similar to mutex but without ownership)</text:span></text:p>
        </text:list-item>
      </text:list>
      <text:p text:style-name="P7"/>
      <text:h text:style-name="P2" text:outline-level="2">Characteristic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">Attribute</text:p>
            </table:table-cell>
            <table:table-cell table:style-name="Table7.A1" office:value-type="string">
              <text:p text:style-name="P3">Value</text:p>
            </table:table-cell>
          </table:table-row>
        </table:table-header-rows>
        <table:table-row>
          <table:table-cell table:style-name="Table7.A2" office:value-type="string">
            <text:p text:style-name="P4"><text:span text:style-name="Strong_20_Emphasis"><text:span text:style-name="T1">Behavior</text:span></text:span></text:p>
          </table:table-cell>
          <table:table-cell table:style-name="Table7.A2" office:value-type="string">
            <text:p text:style-name="P5">Sleep, counting</text:p>
          </table:table-cell>
        </table:table-row>
        <table:table-row>
          <table:table-cell table:style-name="Table7.A2" office:value-type="string">
            <text:p text:style-name="P4"><text:span text:style-name="Strong_20_Emphasis"><text:span text:style-name="T1">Overhead</text:span></text:span></text:p>
          </table:table-cell>
          <table:table-cell table:style-name="Table7.A2" office:value-type="string">
            <text:p text:style-name="P5">High</text:p>
          </table:table-cell>
        </table:table-row>
        <table:table-row>
          <table:table-cell table:style-name="Table7.A2" office:value-type="string">
            <text:p text:style-name="P4"><text:span text:style-name="Strong_20_Emphasis"><text:span text:style-name="T1">Context</text:span></text:span></text:p>
          </table:table-cell>
          <table:table-cell table:style-name="Table7.A2" office:value-type="string">
            <text:p text:style-name="P5">Process only</text:p>
          </table:table-cell>
        </table:table-row>
        <table:table-row>
          <table:table-cell table:style-name="Table7.A2" office:value-type="string">
            <text:p text:style-name="P4"><text:span text:style-name="Strong_20_Emphasis"><text:span text:style-name="T1">Sleep</text:span></text:span></text:p>
          </table:table-cell>
          <table:table-cell table:style-name="Table7.A2" office:value-type="string">
            <text:p text:style-name="P5">Yes</text:p>
          </table:table-cell>
        </table:table-row>
        <table:table-row>
          <table:table-cell table:style-name="Table7.A2" office:value-type="string">
            <text:p text:style-name="P4"><text:span text:style-name="Strong_20_Emphasis"><text:span text:style-name="T1">Best For</text:span></text:span></text:p>
          </table:table-cell>
          <table:table-cell table:style-name="Table7.A2" office:value-type="string">
            <text:p text:style-name="P6">Resource pools, producer-consumer</text:p>
          </table:table-cell>
        </table:table-row>
      </table:table>
      <text:p text:style-name="P16"/>
      <text:h text:style-name="P33" text:outline-level="3">When to Use Semaphores</text:h>
      <text:list text:style-name="L20">
        <text:list-item>
          <text:p text:style-name="P49"><text:span text:style-name="Strong_20_Emphasis"><text:span text:style-name="T11">Managing pools of identical resources</text:span></text:span><text:span text:style-name="T12"> (5 database connections, 10 worker threads)</text:span></text:p>
        </text:list-item>
        <text:list-item>
          <text:p text:style-name="P49"><text:span text:style-name="Strong_20_Emphasis"><text:span text:style-name="T11">Producer-consumer scenarios</text:span></text:span><text:span text:style-name="T12"> (synchronization, not just mutual exclusion)</text:span></text:p>
        </text:list-item>
        <text:list-item>
          <text:p text:style-name="P49"><text:span text:style-name="Strong_20_Emphasis"><text:span text:style-name="T11">Legacy code</text:span></text:span><text:span text:style-name="T12"> (new code should prefer mutexes for mutual exclusion)</text:span></text:p>
        </text:list-item>
      </text:list>
      <text:h text:style-name="P12" text:outline-level="3">When NOT to Use</text:h>
      <text:list text:style-name="L21">
        <text:list-item>
          <text:p text:style-name="P50">Simple mutual exclusion (use mutex)</text:p>
        </text:list-item>
        <text:list-item>
          <text:p text:style-name="P50">Interrupt context (will sleep)</text:p>
        </text:list-item>
        <text:list-item>
          <text:p text:style-name="P50">When you need ownership tracking</text:p>
        </text:list-item>
      </text:list>
      <text:p text:style-name="P16"/>
      <text:p text:style-name="P16"/>
      <text:p text:style-name="P16"/>
      <text:h text:style-name="P17" text:outline-level="1"><text:soft-page-break/>7. Completion Variables {#completion-variables}</text:h>
      <text:p text:style-name="P7">Lightweight mechanism for waiting for specific events.</text:p>
      <text:h text:style-name="P2" text:outline-level="2">Characteristics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3">Attribute</text:p>
            </table:table-cell>
            <table:table-cell table:style-name="Table8.A1" office:value-type="string">
              <text:p text:style-name="P3">Value</text:p>
            </table:table-cell>
          </table:table-row>
        </table:table-header-rows>
        <table:table-row>
          <table:table-cell table:style-name="Table8.A2" office:value-type="string">
            <text:p text:style-name="P4"><text:span text:style-name="Strong_20_Emphasis"><text:span text:style-name="T1">Behavior</text:span></text:span></text:p>
          </table:table-cell>
          <table:table-cell table:style-name="Table8.A2" office:value-type="string">
            <text:p text:style-name="P5">Sleep, one-shot</text:p>
          </table:table-cell>
        </table:table-row>
        <table:table-row>
          <table:table-cell table:style-name="Table8.A2" office:value-type="string">
            <text:p text:style-name="P4"><text:span text:style-name="Strong_20_Emphasis"><text:span text:style-name="T1">Overhead</text:span></text:span></text:p>
          </table:table-cell>
          <table:table-cell table:style-name="Table8.A2" office:value-type="string">
            <text:p text:style-name="P5">Medium</text:p>
          </table:table-cell>
        </table:table-row>
        <table:table-row>
          <table:table-cell table:style-name="Table8.A2" office:value-type="string">
            <text:p text:style-name="P4"><text:span text:style-name="Strong_20_Emphasis"><text:span text:style-name="T1">Context</text:span></text:span></text:p>
          </table:table-cell>
          <table:table-cell table:style-name="Table8.A2" office:value-type="string">
            <text:p text:style-name="P5">Process only</text:p>
          </table:table-cell>
        </table:table-row>
        <table:table-row>
          <table:table-cell table:style-name="Table8.A2" office:value-type="string">
            <text:p text:style-name="P4"><text:span text:style-name="Strong_20_Emphasis"><text:span text:style-name="T1">Sleep</text:span></text:span></text:p>
          </table:table-cell>
          <table:table-cell table:style-name="Table8.A2" office:value-type="string">
            <text:p text:style-name="P5">Yes</text:p>
          </table:table-cell>
        </table:table-row>
        <table:table-row>
          <table:table-cell table:style-name="Table8.A2" office:value-type="string">
            <text:p text:style-name="P4"><text:span text:style-name="Strong_20_Emphasis"><text:span text:style-name="T1">Best For</text:span></text:span></text:p>
          </table:table-cell>
          <table:table-cell table:style-name="Table8.A2" office:value-type="string">
            <text:p text:style-name="P6">Event notification, thread synchronization</text:p>
          </table:table-cell>
        </table:table-row>
      </table:table>
      <text:p text:style-name="P16"/>
      <text:p text:style-name="P16"/>
      <text:p text:style-name="P16"/>
      <text:h text:style-name="P17" text:outline-level="1">8. Seqlocks {#seqlocks}</text:h>
      <text:p text:style-name="P7">Write-preferring locks where writers never block readers.</text:p>
      <text:h text:style-name="P2" text:outline-level="2">Characteristic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">Attribute</text:p>
            </table:table-cell>
            <table:table-cell table:style-name="Table9.A1" office:value-type="string">
              <text:p text:style-name="P3">Value</text:p>
            </table:table-cell>
          </table:table-row>
        </table:table-header-rows>
        <table:table-row>
          <table:table-cell table:style-name="Table9.A2" office:value-type="string">
            <text:p text:style-name="P4"><text:span text:style-name="Strong_20_Emphasis"><text:span text:style-name="T1">Behavior</text:span></text:span></text:p>
          </table:table-cell>
          <table:table-cell table:style-name="Table9.A2" office:value-type="string">
            <text:p text:style-name="P5">Read-retry, write-fast</text:p>
          </table:table-cell>
        </table:table-row>
        <table:table-row>
          <table:table-cell table:style-name="Table9.A2" office:value-type="string">
            <text:p text:style-name="P4"><text:span text:style-name="Strong_20_Emphasis"><text:span text:style-name="T1">Overhead</text:span></text:span></text:p>
          </table:table-cell>
          <table:table-cell table:style-name="Table9.A2" office:value-type="string">
            <text:p text:style-name="P5">Medium</text:p>
          </table:table-cell>
        </table:table-row>
        <table:table-row>
          <table:table-cell table:style-name="Table9.A2" office:value-type="string">
            <text:p text:style-name="P4"><text:span text:style-name="Strong_20_Emphasis"><text:span text:style-name="T1">Context</text:span></text:span></text:p>
          </table:table-cell>
          <table:table-cell table:style-name="Table9.A2" office:value-type="string">
            <text:p text:style-name="P5">Any</text:p>
          </table:table-cell>
        </table:table-row>
        <table:table-row>
          <table:table-cell table:style-name="Table9.A2" office:value-type="string">
            <text:p text:style-name="P4"><text:span text:style-name="Strong_20_Emphasis"><text:span text:style-name="T1">Sleep</text:span></text:span></text:p>
          </table:table-cell>
          <table:table-cell table:style-name="Table9.A2" office:value-type="string">
            <text:p text:style-name="P5">No</text:p>
          </table:table-cell>
        </table:table-row>
        <table:table-row>
          <table:table-cell table:style-name="Table9.A2" office:value-type="string">
            <text:p text:style-name="P4"><text:span text:style-name="Strong_20_Emphasis"><text:span text:style-name="T1">Best For</text:span></text:span></text:p>
          </table:table-cell>
          <table:table-cell table:style-name="Table9.A2" office:value-type="string">
            <text:p text:style-name="P6">Write-moderate, small data</text:p>
          </table:table-cell>
        </table:table-row>
      </table:table>
      <text:p text:style-name="P16"/>
      <text:p text:style-name="P16"/>
      <text:p text:style-name="P16"/>
      <text:h text:style-name="P17" text:outline-level="1">10. Comparison Matrix {#comparison-matrix}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P3">Mechanism</text:p>
            </table:table-cell>
            <table:table-cell table:style-name="Table10.A1" office:value-type="string">
              <text:p text:style-name="P3">Behavior</text:p>
            </table:table-cell>
            <table:table-cell table:style-name="Table10.A1" office:value-type="string">
              <text:p text:style-name="P3">Overhead</text:p>
            </table:table-cell>
            <table:table-cell table:style-name="Table10.A1" office:value-type="string">
              <text:p text:style-name="P3">Context</text:p>
            </table:table-cell>
            <table:table-cell table:style-name="Table10.A1" office:value-type="string">
              <text:p text:style-name="P3">Sleep</text:p>
            </table:table-cell>
            <table:table-cell table:style-name="Table10.A1" office:value-type="string">
              <text:p text:style-name="P3">Best For</text:p>
            </table:table-cell>
          </table:table-row>
        </table:table-header-rows>
        <table:table-row>
          <table:table-cell table:style-name="Table10.A2" office:value-type="string">
            <text:p text:style-name="P4"><text:span text:style-name="Strong_20_Emphasis"><text:span text:style-name="T1">Atomic Ops</text:span></text:span></text:p>
          </table:table-cell>
          <table:table-cell table:style-name="Table10.A2" office:value-type="string">
            <text:p text:style-name="P5">Lock-free, HW instr</text:p>
          </table:table-cell>
          <table:table-cell table:style-name="Table10.A2" office:value-type="string">
            <text:p text:style-name="P5">Lowest</text:p>
          </table:table-cell>
          <table:table-cell table:style-name="Table10.A2" office:value-type="string">
            <text:p text:style-name="P5">Any</text:p>
          </table:table-cell>
          <table:table-cell table:style-name="Table10.A2" office:value-type="string">
            <text:p text:style-name="P5">No</text:p>
          </table:table-cell>
          <table:table-cell table:style-name="Table10.A2" office:value-type="string">
            <text:p text:style-name="P5">Single counters, flags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Spinlock</text:span></text:span></text:p>
          </table:table-cell>
          <table:table-cell table:style-name="Table10.A2" office:value-type="string">
            <text:p text:style-name="P5">Busy-wait</text:p>
          </table:table-cell>
          <table:table-cell table:style-name="Table10.A2" office:value-type="string">
            <text:p text:style-name="P5">Low</text:p>
          </table:table-cell>
          <table:table-cell table:style-name="Table10.A2" office:value-type="string">
            <text:p text:style-name="P5">Any</text:p>
          </table:table-cell>
          <table:table-cell table:style-name="Table10.A2" office:value-type="string">
            <text:p text:style-name="P5">No</text:p>
          </table:table-cell>
          <table:table-cell table:style-name="Table10.A2" office:value-type="string">
            <text:p text:style-name="P5">Very short critical sections</text:p>
          </table:table-cell>
        </table:table-row>
        <text:soft-page-break/>
        <table:table-row>
          <table:table-cell table:style-name="Table10.A2" office:value-type="string">
            <text:p text:style-name="P4"><text:span text:style-name="Strong_20_Emphasis"><text:span text:style-name="T1">R/W Spinlock</text:span></text:span></text:p>
          </table:table-cell>
          <table:table-cell table:style-name="Table10.A2" office:value-type="string">
            <text:p text:style-name="P5">Busy-wait, read-sharing</text:p>
          </table:table-cell>
          <table:table-cell table:style-name="Table10.A2" office:value-type="string">
            <text:p text:style-name="P5">Low</text:p>
          </table:table-cell>
          <table:table-cell table:style-name="Table10.A2" office:value-type="string">
            <text:p text:style-name="P5">Any</text:p>
          </table:table-cell>
          <table:table-cell table:style-name="Table10.A2" office:value-type="string">
            <text:p text:style-name="P5">No</text:p>
          </table:table-cell>
          <table:table-cell table:style-name="Table10.A2" office:value-type="string">
            <text:p text:style-name="P5">Read-moderate, short sections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Mutex</text:span></text:span></text:p>
          </table:table-cell>
          <table:table-cell table:style-name="Table10.A2" office:value-type="string">
            <text:p text:style-name="P5">Sleep</text:p>
          </table:table-cell>
          <table:table-cell table:style-name="Table10.A2" office:value-type="string">
            <text:p text:style-name="P5">High</text:p>
          </table:table-cell>
          <table:table-cell table:style-name="Table10.A2" office:value-type="string">
            <text:p text:style-name="P5">Process only</text:p>
          </table:table-cell>
          <table:table-cell table:style-name="Table10.A2" office:value-type="string">
            <text:p text:style-name="P5">Yes</text:p>
          </table:table-cell>
          <table:table-cell table:style-name="Table10.A2" office:value-type="string">
            <text:p text:style-name="P5">Long sections, I/O operations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Semaphore</text:span></text:span></text:p>
          </table:table-cell>
          <table:table-cell table:style-name="Table10.A2" office:value-type="string">
            <text:p text:style-name="P5">Sleep, counting</text:p>
          </table:table-cell>
          <table:table-cell table:style-name="Table10.A2" office:value-type="string">
            <text:p text:style-name="P5">High</text:p>
          </table:table-cell>
          <table:table-cell table:style-name="Table10.A2" office:value-type="string">
            <text:p text:style-name="P5">Process only</text:p>
          </table:table-cell>
          <table:table-cell table:style-name="Table10.A2" office:value-type="string">
            <text:p text:style-name="P5">Yes</text:p>
          </table:table-cell>
          <table:table-cell table:style-name="Table10.A2" office:value-type="string">
            <text:p text:style-name="P5">Resource pools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Completion</text:span></text:span></text:p>
          </table:table-cell>
          <table:table-cell table:style-name="Table10.A2" office:value-type="string">
            <text:p text:style-name="P5">Sleep, one-shot</text:p>
          </table:table-cell>
          <table:table-cell table:style-name="Table10.A2" office:value-type="string">
            <text:p text:style-name="P5">Medium</text:p>
          </table:table-cell>
          <table:table-cell table:style-name="Table10.A2" office:value-type="string">
            <text:p text:style-name="P5">Process only</text:p>
          </table:table-cell>
          <table:table-cell table:style-name="Table10.A2" office:value-type="string">
            <text:p text:style-name="P5">Yes</text:p>
          </table:table-cell>
          <table:table-cell table:style-name="Table10.A2" office:value-type="string">
            <text:p text:style-name="P5">Event notification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Seqlock</text:span></text:span></text:p>
          </table:table-cell>
          <table:table-cell table:style-name="Table10.A2" office:value-type="string">
            <text:p text:style-name="P5">Read-retry, write-fast</text:p>
          </table:table-cell>
          <table:table-cell table:style-name="Table10.A2" office:value-type="string">
            <text:p text:style-name="P5">Medium</text:p>
          </table:table-cell>
          <table:table-cell table:style-name="Table10.A2" office:value-type="string">
            <text:p text:style-name="P5">Any</text:p>
          </table:table-cell>
          <table:table-cell table:style-name="Table10.A2" office:value-type="string">
            <text:p text:style-name="P5">No</text:p>
          </table:table-cell>
          <table:table-cell table:style-name="Table10.A2" office:value-type="string">
            <text:p text:style-name="P5">Write-moderate, small data</text:p>
          </table:table-cell>
        </table:table-row>
        <table:table-row>
          <table:table-cell table:style-name="Table10.A2" office:value-type="string">
            <text:p text:style-name="P4"><text:span text:style-name="Strong_20_Emphasis"><text:span text:style-name="T1">RCU</text:span></text:span></text:p>
          </table:table-cell>
          <table:table-cell table:style-name="Table10.A2" office:value-type="string">
            <text:p text:style-name="P5">Read-lock-free</text:p>
          </table:table-cell>
          <table:table-cell table:style-name="Table10.A2" office:value-type="string">
            <text:p text:style-name="P5">Read: zero<text:line-break/>Write: high</text:p>
          </table:table-cell>
          <table:table-cell table:style-name="Table10.A2" office:value-type="string">
            <text:p text:style-name="P5">Read: any<text:line-break/>Write: process</text:p>
          </table:table-cell>
          <table:table-cell table:style-name="Table10.A2" office:value-type="string">
            <text:p text:style-name="P5">Read: no<text:line-break/>Write: yes</text:p>
          </table:table-cell>
          <table:table-cell table:style-name="Table10.A2" office:value-type="string">
            <text:p text:style-name="P6">Read-mostly, large structures</text:p>
          </table:table-cell>
        </table:table-row>
      </table:table>
      <text:p text:style-name="P16"/>
      <text:p text:style-name="P16"/>
      <text:h text:style-name="P17" text:outline-level="1">Appendix: Common Pitfalls and Best Practices</text:h>
      <text:h text:style-name="P2" text:outline-level="2">Do's and Don'ts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3">Mechanism</text:p>
            </table:table-cell>
            <table:table-cell table:style-name="Table11.A1" office:value-type="string">
              <text:p text:style-name="P3">Do</text:p>
            </table:table-cell>
            <table:table-cell table:style-name="Table11.A1" office:value-type="string">
              <text:p text:style-name="P3">Don't</text:p>
            </table:table-cell>
          </table:table-row>
        </table:table-header-rows>
        <table:table-row>
          <table:table-cell table:style-name="Table11.A2" office:value-type="string">
            <text:p text:style-name="P4"><text:span text:style-name="Strong_20_Emphasis"><text:span text:style-name="T1">Atomic Ops</text:span></text:span></text:p>
          </table:table-cell>
          <table:table-cell table:style-name="Table11.A2" office:value-type="string">
            <text:p text:style-name="P5">Use for simple counters</text:p>
          </table:table-cell>
          <table:table-cell table:style-name="Table11.A2" office:value-type="string">
            <text:p text:style-name="P5">Use for complex data structures</text:p>
          </table:table-cell>
        </table:table-row>
        <table:table-row>
          <table:table-cell table:style-name="Table11.A2" office:value-type="string">
            <text:p text:style-name="P4"><text:span text:style-name="Strong_20_Emphasis"><text:span text:style-name="T1">Spinlocks</text:span></text:span></text:p>
          </table:table-cell>
          <table:table-cell table:style-name="Table11.A2" office:value-type="string">
            <text:p text:style-name="P5">Keep critical sections tiny</text:p>
          </table:table-cell>
          <table:table-cell table:style-name="Table11.A2" office:value-type="string">
            <text:p text:style-name="P5">Sleep while holding</text:p>
          </table:table-cell>
        </table:table-row>
        <table:table-row>
          <table:table-cell table:style-name="Table11.A2" office:value-type="string">
            <text:p text:style-name="P4"><text:span text:style-name="Strong_20_Emphasis"><text:span text:style-name="T1">Mutexes</text:span></text:span></text:p>
          </table:table-cell>
          <table:table-cell table:style-name="Table11.A2" office:value-type="string">
            <text:p text:style-name="P5">Use for long operations</text:p>
          </table:table-cell>
          <table:table-cell table:style-name="Table11.A2" office:value-type="string">
            <text:p text:style-name="P5">Use in interrupt context</text:p>
          </table:table-cell>
        </table:table-row>
        <table:table-row>
          <table:table-cell table:style-name="Table11.A2" office:value-type="string">
            <text:p text:style-name="P4"><text:span text:style-name="Strong_20_Emphasis"><text:span text:style-name="T1">Semaphores</text:span></text:span></text:p>
          </table:table-cell>
          <table:table-cell table:style-name="Table11.A2" office:value-type="string">
            <text:p text:style-name="P5">Use for resource counting</text:p>
          </table:table-cell>
          <table:table-cell table:style-name="Table11.A2" office:value-type="string">
            <text:p text:style-name="P5">Use for simple mutual exclusion</text:p>
          </table:table-cell>
        </table:table-row>
        <table:table-row>
          <table:table-cell table:style-name="Table11.A2" office:value-type="string">
            <text:p text:style-name="P4"><text:span text:style-name="Strong_20_Emphasis"><text:span text:style-name="T1">RCU</text:span></text:span></text:p>
          </table:table-cell>
          <table:table-cell table:style-name="Table11.A2" office:value-type="string">
            <text:p text:style-name="P5">Use for read-mostly data</text:p>
          </table:table-cell>
          <table:table-cell table:style-name="Table11.A2" office:value-type="string">
            <text:p text:style-name="P6">Update too frequently</text:p>
          </table:table-cell>
        </table:table-row>
      </table:table>
      <text:h text:style-name="P2" text:outline-level="2">Debugging Tips</text:h>
      <text:list text:style-name="L22">
        <text:list-item>
          <text:p text:style-name="P51"><text:span text:style-name="Strong_20_Emphasis"><text:span text:style-name="T13">Lockdep</text:span></text:span><text:span text:style-name="T14"> - Enable in kernel config for deadlock detection</text:span></text:p>
        </text:list-item>
        <text:list-item>
          <text:p text:style-name="P51"><text:span text:style-name="Strong_20_Emphasis"><text:span text:style-name="T13">CONFIG_DEBUG_ATOMIC_SLEEP</text:span></text:span><text:span text:style-name="T14"> - Catches sleeping in atomic context</text:span></text:p>
        </text:list-item>
        <text:list-item>
          <text:p text:style-name="P51"><text:span text:style-name="Strong_20_Emphasis"><text:span text:style-name="T13">PROVE_LOCKING</text:span></text:span><text:span text:style-name="T14"> - Runtime locking correctness validator</text:span></text:p>
        </text:list-item>
        <text:list-item>
          <text:p text:style-name="P51"><text:span text:style-name="Strong_20_Emphasis"><text:span text:style-name="T13">dmesg</text:span></text:span><text:span text:style-name="T14"> - Always check kernel logs for warnings</text:span></text:p>
        </text:list-item>
      </text:list>
      <text:h text:style-name="P2" text:outline-level="2">Common Error Messages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">Error</text:p>
            </table:table-cell>
            <table:table-cell table:style-name="Table12.A1" office:value-type="string">
              <text:p text:style-name="P3">Likely Cause</text:p>
            </table:table-cell>
          </table:table-row>
        </table:table-header-rows>
        <table:table-row>
          <table:table-cell table:style-name="Table12.A2" office:value-type="string">
            <text:p text:style-name="P5">"scheduling while atomic"</text:p>
          </table:table-cell>
          <table:table-cell table:style-name="Table12.A2" office:value-type="string">
            <text:p text:style-name="P5">Sleeping in spinlock/RCU read-side</text:p>
          </table:table-cell>
        </table:table-row>
        <table:table-row>
          <table:table-cell table:style-name="Table12.A2" office:value-type="string">
            <text:p text:style-name="P5">"possible recursive locking detected"</text:p>
          </table:table-cell>
          <table:table-cell table:style-name="Table12.A2" office:value-type="string">
            <text:p text:style-name="P5">Lock ordering violation</text:p>
          </table:table-cell>
        </table:table-row>
        <text:soft-page-break/>
        <table:table-row>
          <table:table-cell table:style-name="Table12.A2" office:value-type="string">
            <text:p text:style-name="P5">"BUG: soft lockup"</text:p>
          </table:table-cell>
          <table:table-cell table:style-name="Table12.A2" office:value-type="string">
            <text:p text:style-name="P6">Holding spinlock too long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avid CLM" svg:font-family="'David CL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5T13:39:39.538593622</meta:creation-date>
    <dc:date>2026-03-15T13:50:38.133797578</dc:date>
    <meta:editing-duration>PT16S</meta:editing-duration>
    <meta:editing-cycles>1</meta:editing-cycles>
    <meta:document-statistic meta:table-count="12" meta:image-count="0" meta:object-count="0" meta:page-count="10" meta:paragraph-count="339" meta:word-count="1236" meta:character-count="8552" meta:non-whitespace-character-count="7727"/>
    <meta:generator>LibreOffice/26.2.1.2$Linux_X86_64 LibreOffice_project/8399f6259d8c87f40e7255cdb3c9b958f5e08948</meta:generator>
  </office:meta>
</office:document-meta>
</file>